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e6e6e6" draw:textarea-horizontal-align="left" draw:textarea-vertical-align="top" draw:auto-grow-height="false" fo:min-height="0cm" fo:min-width="0cm"/>
    </style:style>
    <style:style style:name="gr2" style:family="graphic" style:parent-style-name="standard">
      <style:graphic-properties svg:stroke-color="#000000" draw:fill-color="#b3b3b3" draw:textarea-horizontal-align="left" draw:textarea-vertical-align="top" draw:auto-grow-height="false" fo:min-height="0cm" fo:min-width="0cm" fo:wrap-option="wrap"/>
    </style:style>
    <style:style style:name="gr3" style:family="graphic" style:parent-style-name="standard">
      <style:graphic-properties draw:fill-color="#666666" draw:textarea-horizontal-align="left" draw:textarea-vertical-align="top" draw:auto-grow-height="false" fo:min-height="0cm" fo:min-width="0cm" fo:wrap-option="wra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666666" draw:textarea-horizontal-align="left" draw:textarea-vertical-align="top" draw:auto-grow-height="false" fo:min-height="0cm" fo:min-width="0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color="#ffffff" fo:font-size="14pt" style:font-size-asian="14pt" style:font-size-complex="14pt"/>
    </style:style>
    <style:style style:name="P4" style:family="paragraph">
      <style:paragraph-properties fo:text-align="start"/>
      <style:text-properties fo:color="#ffffff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161cm" svg:height="11.303cm" svg:x="1.635cm" svg:y="8.874cm">
          <text:p text:style-name="P1">Módulo de Siste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064cm" svg:height="1.524cm" svg:x="2.397cm" svg:y="10.398cm">
          <text:p text:style-name="P2"><text:span text:style-name="T1">Módulo Simp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064cm" svg:height="1.524cm" svg:x="7.223cm" svg:y="10.398cm">
          <text:p text:style-name="P2"><text:span text:style-name="T1">Módulo Simp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1.049cm" svg:height="2.794cm" svg:x="2.397cm" svg:y="12.43cm">
          <text:p text:style-name="P1"><text:span text:style-name="T2">Módulo Compost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64cm" svg:height="1.524cm" svg:x="3.286cm" svg:y="13.319cm">
          <text:p text:style-name="P2"><text:span text:style-name="T1">Módulo Simp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064cm" svg:height="1.524cm" svg:x="8.493cm" svg:y="13.319cm">
          <text:p text:style-name="P2"><text:span text:style-name="T1">Módulo Simp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.397cm" svg:y1="13.573cm" svg:x2="3.286cm" svg:y2="13.573cm">
          <text:p/>
        </draw:line>
        <draw:line draw:style-name="gr4" draw:text-style-name="P1" draw:layer="layout" svg:x1="3.286cm" svg:y1="14.462cm" svg:x2="2.397cm" svg:y2="14.462cm">
          <text:p/>
        </draw:line>
        <draw:line draw:style-name="gr4" draw:text-style-name="P1" draw:layer="layout" svg:x1="7.35cm" svg:y1="13.573cm" svg:x2="8.493cm" svg:y2="13.573cm">
          <text:p/>
        </draw:line>
        <draw:line draw:style-name="gr4" draw:text-style-name="P1" draw:layer="layout" svg:x1="8.493cm" svg:y1="14.462cm" svg:x2="7.35cm" svg:y2="14.462cm">
          <text:p/>
        </draw:line>
        <draw:line draw:style-name="gr4" draw:text-style-name="P1" draw:layer="layout" svg:x1="12.557cm" svg:y1="13.573cm" svg:x2="13.446cm" svg:y2="13.573cm">
          <text:p/>
        </draw:line>
        <draw:line draw:style-name="gr4" draw:text-style-name="P1" draw:layer="layout" svg:x1="13.446cm" svg:y1="14.589cm" svg:x2="12.557cm" svg:y2="14.589cm">
          <text:p/>
        </draw:line>
        <draw:custom-shape draw:style-name="gr3" draw:text-style-name="P3" draw:layer="layout" svg:width="11.049cm" svg:height="2.794cm" svg:x="2.397cm" svg:y="15.732cm">
          <text:p text:style-name="P1"><text:span text:style-name="T2">Módulo Compost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64cm" svg:height="1.524cm" svg:x="3.286cm" svg:y="16.621cm">
          <text:p text:style-name="P2"><text:span text:style-name="T1">Módulo Simp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4.064cm" svg:height="1.524cm" svg:x="8.493cm" svg:y="16.621cm">
          <text:p text:style-name="P4"><text:span text:style-name="T2">Módulo Compos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.397cm" svg:y1="16.875cm" svg:x2="3.286cm" svg:y2="16.875cm">
          <text:p/>
        </draw:line>
        <draw:line draw:style-name="gr4" draw:text-style-name="P1" draw:layer="layout" svg:x1="3.286cm" svg:y1="17.764cm" svg:x2="2.397cm" svg:y2="17.764cm">
          <text:p/>
        </draw:line>
        <draw:line draw:style-name="gr4" draw:text-style-name="P1" draw:layer="layout" svg:x1="7.35cm" svg:y1="16.875cm" svg:x2="8.493cm" svg:y2="16.875cm">
          <text:p/>
        </draw:line>
        <draw:line draw:style-name="gr4" draw:text-style-name="P1" draw:layer="layout" svg:x1="8.493cm" svg:y1="17.764cm" svg:x2="7.35cm" svg:y2="17.764cm">
          <text:p/>
        </draw:line>
        <draw:line draw:style-name="gr4" draw:text-style-name="P1" draw:layer="layout" svg:x1="12.557cm" svg:y1="16.875cm" svg:x2="13.446cm" svg:y2="16.875cm">
          <text:p/>
        </draw:line>
        <draw:line draw:style-name="gr4" draw:text-style-name="P1" draw:layer="layout" svg:x1="13.446cm" svg:y1="17.891cm" svg:x2="12.557cm" svg:y2="17.8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nobrega </meta:initial-creator>
    <meta:creation-date>2012-10-27T20:14:40</meta:creation-date>
    <dc:date>2012-10-27T23:42:58</dc:date>
    <dc:creator>mnobrega </dc:creator>
    <meta:editing-duration>PT12M16S</meta:editing-duration>
    <meta:editing-cycles>1</meta:editing-cycles>
    <meta:document-statistic meta:object-count="21"/>
    <meta:generator>LibreOffice/3.5$Linux_X86_64 LibreOffice_project/350m1$Build-2</meta:generator>
  </office:meta>
</office:document-meta>
</file>